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82c" officeooo:paragraph-rsid="000cb82c"/>
    </style:style>
    <style:style style:name="P2" style:family="paragraph" style:parent-style-name="Standard">
      <style:text-properties officeooo:rsid="000ddc01" officeooo:paragraph-rsid="000ddc01"/>
    </style:style>
    <style:style style:name="P3" style:family="paragraph" style:parent-style-name="Standard">
      <style:text-properties officeooo:paragraph-rsid="000ddc01"/>
    </style:style>
    <style:style style:name="P4" style:family="paragraph" style:parent-style-name="Standard">
      <style:text-properties officeooo:paragraph-rsid="000ed894"/>
    </style:style>
    <style:style style:name="P5" style:family="paragraph" style:parent-style-name="Standard">
      <style:text-properties officeooo:paragraph-rsid="000f2d44"/>
    </style:style>
    <style:style style:name="P6" style:family="paragraph" style:parent-style-name="Standard">
      <style:text-properties officeooo:rsid="000ff893" officeooo:paragraph-rsid="000ff893"/>
    </style:style>
    <style:style style:name="T1" style:family="text">
      <style:text-properties officeooo:rsid="000ddc01"/>
    </style:style>
    <style:style style:name="T2" style:family="text">
      <style:text-properties officeooo:rsid="000ed894"/>
    </style:style>
    <style:style style:name="T3" style:family="text">
      <style:text-properties officeooo:rsid="000f2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upo F</text:p>
      <text:p text:style-name="P1"/>
      <text:p text:style-name="P1">Integrantes: Alejandro Boullaude, Martín Monteavaro, Leandro Schelfthout, Franco Oviedo</text:p>
      <text:p text:style-name="P1"/>
      <text:p text:style-name="P1">Proyecto </text:p>
      <text:p text:style-name="P1"/>
      <text:p text:style-name="P2">Nombre: SafeStart APP</text:p>
      <text:p text:style-name="P2"/>
      <text:p text:style-name="P3"><text:span text:style-name="T1">Safe Start es una aplicación de tipo web creada en lenguaje Python 3 y con su framework Django para lo que es BackEnd y con HTML5, CSS3 y Bootstrap para lo que es su FrontEnd. El IDE utilizado sera Sublime Text 3 y sera creada desde el sistema operativo Linux Ubuntu aunque por ser creada en Python, esta sera multiplataforma pudiéndose ejecutar correctamente tanto en Linux como en Windows y Mac.</text:span></text:p>
      <text:p text:style-name="P3"/>
      <text:p text:style-name="P4"><text:span text:style-name="T2">SafeStart nace como un proyecto para la materia Metodología de la Investigación pero buscando evolucionar a mucho mas que eso, al intentar llegar a ser una verdadera herramienta que ayude a esas personas que están buscando emprender desde cero, a aquellas StartUps que recién están dando sus primeros pasos y que pueden llegar a ser muy prometedoras y rentables en un futuro, a aquellas personas que están buscando tal vez sus primeros trabajos o un trabajo no tan bien remunerado pero con promesa de serlo en caso de que el emprendimiento triunfe y a aquellos inversores o proveedores que elijan apostar por un emprendimiento nuevo que sea rentable y que tal vez en un futuro logre el status de ser una Empresa calificada. </text:span></text:p>
      <text:p text:style-name="P4"/>
      <text:p text:style-name="P5"><text:span text:style-name="T3">Es por ello que SafeStart es eso, una aplicación web que de una mano a aquellos emprendedores que ya han comenzado o aun no comienzan a encontrar apoyos como mano de obra y proveedores o inversores que estén dispuestos a apostar por sus ideas y que con el tiempo se pueda dar trabajo y ayudar a mas de uno, por eso, con SafeStart pueden creer que su emprendimiento evolucionara por que con SafeStart, como sus palabras lo indican, el comienzo esta asegurado.</text:span></text:p>
      <text:p text:style-name="P5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4:40:02.043272663</meta:creation-date>
    <dc:date>2020-04-27T17:31:37.951008725</dc:date>
    <meta:editing-duration>PT1H28M</meta:editing-duration>
    <meta:editing-cycles>1</meta:editing-cycles>
    <meta:document-statistic meta:table-count="0" meta:image-count="0" meta:object-count="0" meta:page-count="1" meta:paragraph-count="7" meta:word-count="291" meta:character-count="1703" meta:non-whitespace-character-count="1417"/>
    <meta:generator>LibreOffice/6.3.5.2$Linux_X86_64 LibreOffice_project/30$Build-2</meta:generator>
  </office:meta>
</office:document-meta>
</file>